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d958" officeooo:paragraph-rsid="00051188"/>
    </style:style>
    <style:style style:name="P2" style:family="paragraph" style:parent-style-name="Standard">
      <style:text-properties officeooo:rsid="00051188" officeooo:paragraph-rsid="00051188"/>
    </style:style>
    <style:style style:name="P3" style:family="paragraph" style:parent-style-name="Standard" style:list-style-name="L2">
      <style:text-properties officeooo:rsid="00051188" officeooo:paragraph-rsid="00051188"/>
    </style:style>
    <style:style style:name="P4" style:family="paragraph" style:parent-style-name="Standard">
      <style:text-properties officeooo:rsid="000692cf" officeooo:paragraph-rsid="000692cf"/>
    </style:style>
    <style:style style:name="P5" style:family="paragraph" style:parent-style-name="Standard" style:list-style-name="L4">
      <style:text-properties officeooo:rsid="000692cf" officeooo:paragraph-rsid="000692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b477" style:font-weight-asian="normal" style:font-weight-complex="normal"/>
    </style:style>
    <style:style style:name="T4" style:family="text">
      <style:text-properties fo:font-weight="normal" officeooo:rsid="0007c9d5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 existem dois conjuntos {A, B, C, D} e {e, f, g, h}:</text:p>
      <text:list xml:id="list2416702822" text:style-name="L2">
        <text:list-item>
          <text:p text:style-name="P3">se (A, e) =/= (e, A) → <text:span text:style-name="T1">arranjo →</text:span><text:span text:style-name="T2"> </text:span><text:span text:style-name="T2"><draw:frame draw:style-name="fr1" draw:name="Object3" text:anchor-type="as-char" svg:y="-0.2437in" svg:width="1.4764in" svg:height="0.4083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;</text:span></text:p>
        </text:list-item>
        <text:list-item>
          <text:p text:style-name="P3"><text:span text:style-name="T2">se (A, e) = (e, A) → </text:span><text:span text:style-name="T1">combinação</text:span><text:span text:style-name="T2"> → </text:span><text:span text:style-name="T2"><draw:frame draw:style-name="fr1" draw:name="Object4" text:anchor-type="as-char" svg:y="-0.2437in" svg:width="2.0689in" svg:height="0.4083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.</text:span></text:p>
        </text:list-item>
      </text:list>
      <text:p text:style-name="P1"><text:span text:style-name="T2">onde “</text:span><text:span text:style-name="T3">n,p” é o número de elementos tomados p a p.</text:span></text:p>
      <text:p text:style-name="P1"><text:span text:style-name="T3"/></text:p>
      <text:p text:style-name="P4"><text:span text:style-name="T3">S</text:span><text:span text:style-name="T2">e existe só um conjunto:</text:span></text:p>
      <text:list xml:id="list2588401221" text:style-name="L4">
        <text:list-item>
          <text:p text:style-name="P5"><text:span text:style-name="T2">se não há elementos repetidos {A, B, C, D} → </text:span><text:span text:style-name="T1">permutação</text:span><text:span text:style-name="T2"> → </text:span><text:span text:style-name="T2"><draw:frame draw:style-name="fr1" draw:name="Object2" text:anchor-type="as-char" svg:y="-0.1484in" svg:width="1.2201in" svg:height="0.1839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2">;</text:span></text:p>
        </text:list-item>
        <text:list-item>
          <text:p text:style-name="P5"><text:span text:style-name="T2">se há elementos repetidos {A, B, B, C} → </text:span><text:span text:style-name="T1">permutação</text:span><text:span text:style-name="T2"> → </text:span><text:span text:style-name="T2"><draw:frame draw:style-name="fr1" draw:name="Object1" text:anchor-type="as-char" svg:y="-0.2437in" svg:width="1.8307in" svg:height="0.3929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2">.</text:span></text:p>
        </text:list-item>
      </text:list>
      <text:p text:style-name="P4"><text:span text:style-name="T2">Onde “repetições” é o número de vezes em que o elemento repetido aparece. </text:span><text:span text:style-name="T4">Se mais de um elemento aparecer repetido (ex.: AEROPORTO, “O” aparece 3 vezes, “R” aparece 2 vezes), então: </text:span><text:span text:style-name="T4"><draw:frame draw:style-name="fr1" draw:name="Object5" text:anchor-type="as-char" svg:y="-0.2437in" svg:width="2.839in" svg:height="0.418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4">.</text:span></text:p>
      <text:p text:style-name="P4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8T15:42:48.823000000</dc:date>
    <meta:editing-duration>PT1H12M46S</meta:editing-duration>
    <meta:editing-cycles>6</meta:editing-cycles>
    <meta:document-statistic meta:table-count="0" meta:image-count="0" meta:object-count="5" meta:page-count="1" meta:paragraph-count="8" meta:word-count="110" meta:character-count="498" meta:non-whitespace-character-count="400"/>
  </office:meta>
</office:document-meta>
</file>

<file path=Object 1/content.xml><?xml version="1.0" encoding="utf-8"?>
<math xmlns="http://www.w3.org/1998/Math/MathML" display="block">
  <semantics>
    <mrow>
      <mi mathvariant="italic">Permutação</mi>
      <mo stretchy="false">=</mo>
      <mfrac>
        <mrow>
          <mi>p</mi>
          <mi>!</mi>
        </mrow>
        <mrow>
          <mi mathvariant="italic">repeticoes</mi>
          <mi>!</mi>
        </mrow>
      </mfrac>
    </mrow>
    <annotation encoding="StarMath 5.0">Permutação = { p! } over { repeticoes! }</annotation>
  </semantics>
</math>
</file>

<file path=Object 2/content.xml><?xml version="1.0" encoding="utf-8"?>
<math xmlns="http://www.w3.org/1998/Math/MathML" display="block">
  <semantics>
    <mrow>
      <mrow>
        <mi mathvariant="italic">Permutação</mi>
        <mo stretchy="false">=</mo>
        <mi>p</mi>
      </mrow>
      <mi>!</mi>
    </mrow>
    <annotation encoding="StarMath 5.0">Permutação = p!</annotation>
  </semantics>
</math>
</file>

<file path=Object 3/content.xml><?xml version="1.0" encoding="utf-8"?>
<math xmlns="http://www.w3.org/1998/Math/MathML" display="block">
  <semantics>
    <mrow>
      <msub>
        <mi mathvariant="italic">Arranjo</mi>
        <mrow>
          <mi>n</mi>
          <mi>,</mi>
          <mi>p</mi>
        </mrow>
      </msub>
      <mo stretchy="false">=</mo>
      <mfrac>
        <mrow>
          <mi>n</mi>
          <mi>!</mi>
        </mrow>
        <mrow>
          <mrow>
            <mo fence="true" stretchy="false">(</mo>
            <mrow>
              <mrow>
                <mi>n</mi>
                <mo stretchy="false">−</mo>
                <mi>p</mi>
              </mrow>
            </mrow>
            <mo fence="true" stretchy="false">)</mo>
          </mrow>
          <mi>!</mi>
        </mrow>
      </mfrac>
    </mrow>
    <annotation encoding="StarMath 5.0">Arranjo_{ n,p } = {n!} over {( n-p )!} </annotation>
  </semantics>
</math>
</file>

<file path=Object 4/content.xml><?xml version="1.0" encoding="utf-8"?>
<math xmlns="http://www.w3.org/1998/Math/MathML" display="block">
  <semantics>
    <mrow>
      <msub>
        <mi mathvariant="italic">Combinação</mi>
        <mrow>
          <mi>n</mi>
          <mi>,</mi>
          <mi>p</mi>
        </mrow>
      </msub>
      <mo stretchy="false">=</mo>
      <mfrac>
        <mrow>
          <mi>n</mi>
          <mi>!</mi>
        </mrow>
        <mrow>
          <mrow>
            <mo fence="true" stretchy="false">(</mo>
            <mrow>
              <mrow>
                <mi>n</mi>
                <mo stretchy="false">−</mo>
                <mi>p</mi>
              </mrow>
            </mrow>
            <mo fence="true" stretchy="false">)</mo>
          </mrow>
          <mrow>
            <mi>!</mi>
            <mo stretchy="false">∗</mo>
            <mi>p</mi>
          </mrow>
          <mi>!</mi>
        </mrow>
      </mfrac>
    </mrow>
    <annotation encoding="StarMath 5.0">Combinação_{ n,p } = { n! } over { (n-p)!*p! }</annotation>
  </semantics>
</math>
</file>

<file path=Object 5/content.xml><?xml version="1.0" encoding="utf-8"?>
<math xmlns="http://www.w3.org/1998/Math/MathML" display="block">
  <semantics>
    <mrow>
      <mi mathvariant="italic">Permutação</mi>
      <mo stretchy="false">=</mo>
      <mfrac>
        <mrow>
          <mi>p</mi>
          <mi>!</mi>
        </mrow>
        <mrow>
          <msub>
            <mi mathvariant="italic">repeticoes</mi>
            <mi>O</mi>
          </msub>
          <mrow>
            <mi>!</mi>
            <mo stretchy="false">∗</mo>
            <msub>
              <mi mathvariant="italic">repeticoes</mi>
              <mi>R</mi>
            </msub>
          </mrow>
          <mi>!</mi>
        </mrow>
      </mfrac>
    </mrow>
    <annotation encoding="StarMath 5.0">Permutação = { p! } over { repeticoes_O!*repeticoes_R! }</annotation>
  </semantics>
</math>
</file>